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4392" calcext:value-type="float">
            <text:p>36.66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1304" calcext:value-type="float">
            <text:p>36.34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1056" calcext:value-type="float">
            <text:p>35.88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2856" calcext:value-type="float">
            <text:p>35.0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3128" calcext:value-type="float">
            <text:p>34.93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3768" calcext:value-type="float">
            <text:p>36.24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16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6744" calcext:value-type="float">
            <text:p>36.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66984" calcext:value-type="float">
            <text:p>36.06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0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1784" calcext:value-type="float">
            <text:p>36.3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52072" calcext:value-type="float">
            <text:p>37.1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0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0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009097592402</text:p>
          </table:table-cell>
          <table:table-cell office:value-type="string" calcext:value-type="string">
            <text:p>25N 6W 3AD:G-140409</text:p>
          </table:table-cell>
          <table:table-cell office:value-type="string" calcext:value-type="string">
            <text:p>200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